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1ff8de" officeooo:paragraph-rsid="001ff8de" style:font-weight-asian="normal" style:font-weight-complex="normal"/>
    </style:style>
    <style:style style:name="P2" style:family="paragraph" style:parent-style-name="Standard">
      <style:text-properties fo:font-size="18pt" fo:font-weight="bold" officeooo:rsid="001ff8de" officeooo:paragraph-rsid="001ff8de" style:font-size-asian="18pt" style:font-weight-asian="bold" style:font-size-complex="18pt" style:font-weight-complex="bold"/>
    </style:style>
    <style:style style:name="P3" style:family="paragraph" style:parent-style-name="Standard">
      <style:text-properties fo:font-size="14pt" fo:font-weight="normal" officeooo:rsid="001ff8de" officeooo:paragraph-rsid="001ff8de" style:font-size-asian="14pt" style:font-weight-asian="normal" style:font-size-complex="14pt" style:font-weight-complex="normal"/>
    </style:style>
    <style:style style:name="P4" style:family="paragraph" style:parent-style-name="Standard" style:list-style-name="L1">
      <style:text-properties fo:font-size="14pt" fo:font-weight="normal" officeooo:rsid="001ff8de" officeooo:paragraph-rsid="001ff8de" style:font-size-asian="14pt" style:font-weight-asian="normal" style:font-size-complex="14pt" style:font-weight-complex="normal"/>
    </style:style>
    <style:style style:name="P5" style:family="paragraph" style:parent-style-name="Standard">
      <style:text-properties fo:font-size="14pt" fo:font-weight="bold" officeooo:rsid="001ff8de" officeooo:paragraph-rsid="001ff8de" style:font-size-asian="14pt" style:font-weight-asian="bold" style:font-size-complex="14pt" style:font-weight-complex="bold"/>
    </style:style>
    <style:style style:name="P6" style:family="paragraph" style:parent-style-name="Standard">
      <style:text-properties fo:font-size="14pt" fo:font-weight="bold" officeooo:rsid="001ff8de" officeooo:paragraph-rsid="00215a3f" style:font-size-asian="14pt" style:font-weight-asian="bold" style:font-size-complex="14pt" style:font-weight-complex="bold"/>
    </style:style>
    <style:style style:name="P7" style:family="paragraph" style:parent-style-name="Standard">
      <style:text-properties fo:font-size="14pt" fo:font-weight="bold" officeooo:rsid="00215a3f" officeooo:paragraph-rsid="00215a3f"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215a3f" style:font-weight-asian="normal" style:font-weight-complex="normal"/>
    </style:style>
    <style:style style:name="T3" style:family="text">
      <style:text-properties officeooo:rsid="00215a3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 Me Overview:</text:p>
      <text:p text:style-name="P1"/>
      <text:p text:style-name="P3">There are three programs in the ZIP file, each one corresponds to a certain problem from the home work. The title scheme for the programs are gogaA1_pX where X is a number that relates to the three problems assigned in the assignment. The programs are as follows:</text:p>
      <text:list xml:id="list3576183469145501937" text:style-name="L1">
        <text:list-item>
          <text:p text:style-name="P4">gogaA1_p1.cpp</text:p>
        </text:list-item>
        <text:list-item>
          <text:p text:style-name="P4">gogaA1_p2.cpp</text:p>
        </text:list-item>
        <text:list-item>
          <text:p text:style-name="P4">gogaA1_p3.cpp</text:p>
        </text:list-item>
      </text:list>
      <text:p text:style-name="P3"/>
      <text:p text:style-name="P5">gogaA1_p1.cpp:</text:p>
      <text:p text:style-name="P5"><text:span text:style-name="T1">This program can be run by locating the folder containing it in the terminal and typing “g++ gogaA1_p1.cpp” and pressing “Enter” which will compile the program and then typing “./a.out” and pressing “Enter” <text:s/>to run the actual program.</text:span></text:p>
      <text:p text:style-name="P5"/>
      <text:p text:style-name="P5"><text:span text:style-name="T1">gogaA1_p1.cpp requires Rect_128.txt and lenna.pgm to run. If these two resources are provided the program will run; printing the </text:span><text:span text:style-name="T2">resulting</text:span><text:span text:style-name="T1"> </text:span><text:span text:style-name="T2">Rect_128s in text files after the specified masks have been applied to them and the lenna.pgm is various stages of being smoothed.</text:span></text:p>
      <text:p text:style-name="P5"/>
      <text:p text:style-name="P6"><text:span text:style-name="T3">gogaA1_p2.cpp:</text:span></text:p>
      <text:p text:style-name="P6"><text:span text:style-name="T1">This program can be run by locating the folder containing it in the terminal and typing “g++ gogaA1_p</text:span><text:span text:style-name="T2">2</text:span><text:span text:style-name="T1">.cpp” and pressing “Enter” which will compile the program and then typing “./a.out” and pressing “Enter” <text:s/>to run the actual program.</text:span></text:p>
      <text:p text:style-name="P6"/>
      <text:p text:style-name="P7"><text:span text:style-name="T1">gogaA1_p2.cpp requires both lenna.pgm and sf.pgm to run. If both of these resources are given to the program, the program will apply several gradient masks to the images and print the resulting images back to the file. These will consist of the original image with masks of Sx, Sy, magnitude, directional gradient, and threshold applied to them. They are labeled appropriately.</text:span></text:p>
      <text:p text:style-name="P7"/>
      <text:p text:style-name="P6"><text:span text:style-name="T3">gogaA1_p3.cpp:</text:span></text:p>
      <text:p text:style-name="P6"><text:span text:style-name="T1">This program can be run by locating the folder containing it in the terminal and typing “g++ gogaA1_p</text:span><text:span text:style-name="T2">3</text:span><text:span text:style-name="T1">.cpp” and pressing “Enter” which will compile the program and then typing “./a.out” and pressing “Enter” <text:s/>to run the actual program.</text:span></text:p>
      <text:p text:style-name="P6"/>
      <text:p text:style-name="P7"><text:span text:style-name="T1">gogaA1_p3.cpp only requires the lenna.pgm image to run and if the program has the image, it will create a Gaussian pyramid of the picture up to scale 3 or 1/8th the images original s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22:50:53.697091964</meta:creation-date>
    <meta:generator>LibreOffice/4.2.7.2$Linux_X86_64 LibreOffice_project/420m0$Build-2</meta:generator>
    <dc:date>2015-02-18T23:31:31.788695250</dc:date>
    <meta:editing-duration>P0D</meta:editing-duration>
    <meta:editing-cycles>1</meta:editing-cycles>
    <meta:document-statistic meta:table-count="0" meta:image-count="0" meta:object-count="0" meta:page-count="1" meta:paragraph-count="14" meta:word-count="310" meta:character-count="1898" meta:non-whitespace-character-count="1602"/>
  </office:meta>
</office:document-meta>
</file>